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Fonts/Font_FreeSans_1.ttf" manifest:media-type="application/x-font-tt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>
      <svg:font-face-src>
        <svg:font-face-uri xlink:href="Fonts/Font_FreeSans_1.ttf" xlink:type="simple" loext:font-style="normal" loext:font-weight="normal">
          <svg:font-face-format svg:string="truetype"/>
        </svg:font-face-uri>
      </svg:font-face-src>
    </style:font-face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CJK SC Light1" svg:font-family="'Noto Sans CJK SC Light'" style:font-family-generic="swiss" style:font-pitch="variable"/>
    <style:font-face style:name="Noto Sans Light" svg:font-family="'Noto Sans Light'" style:font-family-generic="swiss" style:font-pitch="variable"/>
    <style:font-face style:name="Noto Sans Light1" svg:font-family="'Noto Sans Light'" style:font-adornments="Regular" style:font-family-generic="swiss" style:font-pitch="variable"/>
    <style:font-face style:name="Noto Sans Mono CJK SC" svg:font-family="'Noto Sans Mono CJK SC'" style:font-family-generic="modern" style:font-pitch="fixed"/>
    <style:font-face style:name="Noto Sans Thin" svg:font-family="'Noto Sans Thin'" style:font-adornments="Regular" style:font-family-generic="swiss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0a9605" officeooo:paragraph-rsid="000a9605"/>
    </style:style>
    <style:style style:name="P2" style:family="paragraph" style:parent-style-name="Footer">
      <style:text-properties officeooo:rsid="000dad51" officeooo:paragraph-rsid="000dad51"/>
    </style:style>
    <style:style style:name="P3" style:family="paragraph" style:parent-style-name="Frame_20_contents">
      <style:text-properties officeooo:rsid="0090cf90" officeooo:paragraph-rsid="0090cf90"/>
    </style:style>
    <style:style style:name="P4" style:family="paragraph" style:parent-style-name="Text_20_body">
      <style:text-properties officeooo:rsid="0090cf90" officeooo:paragraph-rsid="0090cf90"/>
    </style:style>
    <style:style style:name="P5" style:family="paragraph" style:parent-style-name="Frame_20_contents">
      <style:text-properties officeooo:rsid="0090cf90" officeooo:paragraph-rsid="00972a43"/>
    </style:style>
    <style:style style:name="P6" style:family="paragraph" style:parent-style-name="Frame_20_contents">
      <style:text-properties officeooo:rsid="0090cf90" officeooo:paragraph-rsid="00981e2f"/>
    </style:style>
    <style:style style:name="P7" style:family="paragraph" style:parent-style-name="Frame_20_contents">
      <style:text-properties officeooo:paragraph-rsid="009275a2"/>
    </style:style>
    <style:style style:name="P8" style:family="paragraph" style:parent-style-name="Frame_20_contents">
      <style:text-properties fo:font-weight="bold" officeooo:rsid="00972a43" officeooo:paragraph-rsid="00972a43" style:font-weight-asian="bold" style:font-weight-complex="bold"/>
    </style:style>
    <style:style style:name="P9" style:family="paragraph" style:parent-style-name="Frame_20_contents">
      <style:text-properties fo:font-weight="bold" officeooo:rsid="00972a43" officeooo:paragraph-rsid="0099a4e6" style:font-weight-asian="bold" style:font-weight-complex="bold"/>
    </style:style>
    <style:style style:name="P10" style:family="paragraph" style:parent-style-name="Frame_20_contents">
      <style:text-properties fo:font-weight="bold" officeooo:rsid="00972a43" officeooo:paragraph-rsid="00a7e755" style:font-weight-asian="bold" style:font-weight-complex="bold"/>
    </style:style>
    <style:style style:name="P11" style:family="paragraph" style:parent-style-name="Frame_20_contents">
      <style:text-properties fo:font-weight="bold" style:font-weight-asian="bold" style:font-weight-complex="bold"/>
    </style:style>
    <style:style style:name="P12" style:family="paragraph" style:parent-style-name="Frame_20_contents">
      <style:text-properties officeooo:rsid="00972a43" officeooo:paragraph-rsid="00972a43"/>
    </style:style>
    <style:style style:name="P13" style:family="paragraph" style:parent-style-name="Text_20_body">
      <style:paragraph-properties style:writing-mode="lr-tb"/>
      <style:text-properties officeooo:rsid="00972a43" officeooo:paragraph-rsid="00972a43"/>
    </style:style>
    <style:style style:name="P14" style:family="paragraph" style:parent-style-name="Frame_20_contents">
      <style:text-properties officeooo:rsid="00972a43" officeooo:paragraph-rsid="0099a4e6"/>
    </style:style>
    <style:style style:name="P15" style:family="paragraph" style:parent-style-name="Frame_20_contents">
      <style:text-properties officeooo:paragraph-rsid="00972a43"/>
    </style:style>
    <style:style style:name="P16" style:family="paragraph" style:parent-style-name="Frame_20_contents">
      <style:text-properties fo:font-weight="normal" officeooo:rsid="00972a43" officeooo:paragraph-rsid="00972a43" style:font-weight-asian="normal" style:font-weight-complex="normal"/>
    </style:style>
    <style:style style:name="P17" style:family="paragraph" style:parent-style-name="Frame_20_contents">
      <style:text-properties fo:font-weight="normal" officeooo:rsid="00972a43" officeooo:paragraph-rsid="0099a4e6" style:font-weight-asian="normal" style:font-weight-complex="normal"/>
    </style:style>
    <style:style style:name="P18" style:family="paragraph" style:parent-style-name="Frame_20_contents">
      <style:text-properties fo:font-weight="normal" officeooo:rsid="0090cf90" officeooo:paragraph-rsid="00981e2f" style:font-weight-asian="normal" style:font-weight-complex="normal"/>
    </style:style>
    <style:style style:name="P19" style:family="paragraph" style:parent-style-name="Frame_20_contents">
      <style:text-properties fo:font-weight="normal" officeooo:rsid="0090cf90" officeooo:paragraph-rsid="0099a4e6" style:font-weight-asian="normal" style:font-weight-complex="normal"/>
    </style:style>
    <style:style style:name="P20" style:family="paragraph" style:parent-style-name="Frame_20_contents">
      <style:text-properties fo:font-weight="normal" officeooo:paragraph-rsid="00981e2f" style:font-weight-asian="normal" style:font-weight-complex="normal"/>
    </style:style>
    <style:style style:name="P21" style:family="paragraph" style:parent-style-name="Frame_20_contents">
      <style:text-properties fo:font-weight="normal" officeooo:paragraph-rsid="0099a4e6" style:font-weight-asian="normal" style:font-weight-complex="normal"/>
    </style:style>
    <style:style style:name="P22" style:family="paragraph" style:parent-style-name="Frame_20_contents">
      <style:text-properties fo:font-weight="normal" officeooo:rsid="0099a4e6" officeooo:paragraph-rsid="0099a4e6" style:font-weight-asian="normal" style:font-weight-complex="normal"/>
    </style:style>
    <style:style style:name="P23" style:family="paragraph" style:parent-style-name="Frame_20_contents">
      <style:text-properties fo:font-weight="normal" officeooo:rsid="009ae8ba" officeooo:paragraph-rsid="009ae8ba" style:font-weight-asian="normal" style:font-weight-complex="normal"/>
    </style:style>
    <style:style style:name="P24" style:family="paragraph" style:parent-style-name="Frame_20_contents">
      <style:text-properties fo:font-weight="normal" officeooo:rsid="00aaae66" officeooo:paragraph-rsid="00972a43" style:font-weight-asian="normal" style:font-weight-complex="normal"/>
    </style:style>
    <style:style style:name="P25" style:family="paragraph" style:parent-style-name="Frame_20_contents">
      <style:text-properties officeooo:paragraph-rsid="00981e2f"/>
    </style:style>
    <style:style style:name="P26" style:family="paragraph" style:parent-style-name="Text_20_body">
      <style:paragraph-properties fo:break-before="page"/>
      <style:text-properties officeooo:paragraph-rsid="00981e2f"/>
    </style:style>
    <style:style style:name="P27" style:family="paragraph" style:parent-style-name="Frame_20_contents">
      <style:text-properties officeooo:paragraph-rsid="009860e9"/>
    </style:style>
    <style:style style:name="P28" style:family="paragraph" style:parent-style-name="Frame_20_contents">
      <style:text-properties officeooo:rsid="009860e9" officeooo:paragraph-rsid="009860e9"/>
    </style:style>
    <style:style style:name="P29" style:family="paragraph" style:parent-style-name="Text_20_body">
      <style:text-properties officeooo:rsid="009860e9" officeooo:paragraph-rsid="009860e9"/>
    </style:style>
    <style:style style:name="P30" style:family="paragraph" style:parent-style-name="Text_20_body">
      <style:text-properties officeooo:rsid="009860e9" officeooo:paragraph-rsid="009b562f"/>
    </style:style>
    <style:style style:name="P31" style:family="paragraph" style:parent-style-name="Frame_20_contents">
      <style:text-properties officeooo:paragraph-rsid="0099a4e6"/>
    </style:style>
    <style:style style:name="P32" style:family="paragraph" style:parent-style-name="Frame_20_contents">
      <style:text-properties officeooo:paragraph-rsid="009d14a8"/>
    </style:style>
    <style:style style:name="P33" style:family="paragraph" style:parent-style-name="Frame_20_contents">
      <style:text-properties officeooo:paragraph-rsid="009e00c6"/>
    </style:style>
    <style:style style:name="P34" style:family="paragraph" style:parent-style-name="Text_20_body">
      <style:text-properties officeooo:paragraph-rsid="009e00c6"/>
    </style:style>
    <style:style style:name="P35" style:family="paragraph" style:parent-style-name="Text_20_body">
      <style:text-properties officeooo:paragraph-rsid="0090cf90"/>
    </style:style>
    <style:style style:name="P36" style:family="paragraph" style:parent-style-name="Text_20_body">
      <style:text-properties officeooo:rsid="009275a2" officeooo:paragraph-rsid="009275a2"/>
    </style:style>
    <style:style style:name="P37" style:family="paragraph" style:parent-style-name="Text_20_body">
      <style:text-properties officeooo:rsid="00981e2f" officeooo:paragraph-rsid="00981e2f"/>
    </style:style>
    <style:style style:name="P38" style:family="paragraph" style:parent-style-name="Text_20_body">
      <style:text-properties officeooo:rsid="00985079" officeooo:paragraph-rsid="00985079"/>
    </style:style>
    <style:style style:name="P39" style:family="paragraph" style:parent-style-name="Text_20_body">
      <style:paragraph-properties fo:break-before="page"/>
      <style:text-properties officeooo:rsid="00993d14" officeooo:paragraph-rsid="00993d14"/>
    </style:style>
    <style:style style:name="P40" style:family="paragraph" style:parent-style-name="Text_20_body">
      <style:text-properties officeooo:rsid="00993d14" officeooo:paragraph-rsid="00993d14"/>
    </style:style>
    <style:style style:name="P41" style:family="paragraph" style:parent-style-name="Text_20_body">
      <style:text-properties officeooo:rsid="00993d14" officeooo:paragraph-rsid="00972a43"/>
    </style:style>
    <style:style style:name="P42" style:family="paragraph" style:parent-style-name="Text_20_body">
      <style:text-properties officeooo:rsid="0099a4e6" officeooo:paragraph-rsid="0099a4e6"/>
    </style:style>
    <style:style style:name="P43" style:family="paragraph" style:parent-style-name="Text_20_body">
      <style:text-properties officeooo:rsid="0099a4e6" officeooo:paragraph-rsid="009b562f"/>
    </style:style>
    <style:style style:name="P44" style:family="paragraph" style:parent-style-name="Text_20_body">
      <style:text-properties officeooo:paragraph-rsid="009b562f"/>
    </style:style>
    <style:style style:name="P45" style:family="paragraph" style:parent-style-name="Text_20_body">
      <style:paragraph-properties fo:break-before="page"/>
      <style:text-properties officeooo:paragraph-rsid="009b562f"/>
    </style:style>
    <style:style style:name="P46" style:family="paragraph" style:parent-style-name="Text_20_body">
      <style:text-properties officeooo:rsid="009d14a8" officeooo:paragraph-rsid="009d14a8"/>
    </style:style>
    <style:style style:name="P47" style:family="paragraph" style:parent-style-name="Text_20_body">
      <style:paragraph-properties fo:break-before="page"/>
      <style:text-properties officeooo:rsid="009d14a8" officeooo:paragraph-rsid="009d14a8"/>
    </style:style>
    <style:style style:name="P48" style:family="paragraph" style:parent-style-name="Text_20_body">
      <style:text-properties officeooo:rsid="009d14a8" officeooo:paragraph-rsid="009e00c6"/>
    </style:style>
    <style:style style:name="P49" style:family="paragraph" style:parent-style-name="Text_20_body">
      <style:text-properties officeooo:rsid="009e00c6" officeooo:paragraph-rsid="00aaae66"/>
    </style:style>
    <style:style style:name="P50" style:family="paragraph" style:parent-style-name="Text_20_body">
      <style:text-properties officeooo:rsid="00a00596" officeooo:paragraph-rsid="00a00596"/>
    </style:style>
    <style:style style:name="P51" style:family="paragraph" style:parent-style-name="Text_20_body">
      <style:text-properties officeooo:rsid="00a26fbb" officeooo:paragraph-rsid="00a26fbb"/>
    </style:style>
    <style:style style:name="P52" style:family="paragraph" style:parent-style-name="Text_20_body">
      <style:paragraph-properties fo:break-before="page"/>
      <style:text-properties officeooo:rsid="00a91541" officeooo:paragraph-rsid="00a91541"/>
    </style:style>
    <style:style style:name="P53" style:family="paragraph" style:parent-style-name="Frame_20_contents">
      <style:text-properties fo:font-variant="normal" fo:text-transform="none" fo:color="#000000" loext:opacity="100%" fo:letter-spacing="normal" officeooo:paragraph-rsid="00972a43"/>
    </style:style>
    <style:style style:name="P54" style:family="paragraph" style:parent-style-name="Frame_20_contents">
      <style:text-properties fo:font-variant="normal" fo:text-transform="none" fo:color="#000000" loext:opacity="100%" fo:letter-spacing="normal" fo:font-weight="normal" officeooo:paragraph-rsid="0099a4e6" style:font-weight-asian="normal" style:font-weight-complex="normal"/>
    </style:style>
    <style:style style:name="P55" style:family="paragraph" style:parent-style-name="Frame_20_contents">
      <style:text-properties fo:font-weight="bold" officeooo:rsid="00972a43" officeooo:paragraph-rsid="00972a43" style:font-weight-asian="bold" style:font-weight-complex="bold"/>
    </style:style>
    <style:style style:name="P56" style:family="paragraph" style:parent-style-name="Heading_20_4">
      <style:text-properties officeooo:rsid="00972a43" officeooo:paragraph-rsid="00972a43"/>
    </style:style>
    <style:style style:name="P57" style:family="paragraph" style:parent-style-name="Heading_20_5">
      <style:text-properties officeooo:rsid="0090cf90" officeooo:paragraph-rsid="0090cf90"/>
    </style:style>
    <style:style style:name="P58" style:family="paragraph" style:parent-style-name="Heading_20_5">
      <style:paragraph-properties fo:break-before="page"/>
      <style:text-properties officeooo:rsid="00981e2f" officeooo:paragraph-rsid="00981e2f"/>
    </style:style>
    <style:style style:name="P59" style:family="paragraph" style:parent-style-name="Heading_20_5">
      <style:paragraph-properties fo:break-before="page"/>
    </style:style>
    <style:style style:name="P60" style:family="paragraph" style:parent-style-name="Text_20_body" style:list-style-name="L1">
      <style:text-properties officeooo:paragraph-rsid="0090cf90"/>
    </style:style>
    <style:style style:name="P61" style:family="paragraph" style:parent-style-name="Text_20_body" style:list-style-name="L1">
      <style:text-properties officeooo:rsid="00972a43" officeooo:paragraph-rsid="00972a43"/>
    </style:style>
    <style:style style:name="P62" style:family="paragraph" style:parent-style-name="Text_20_body">
      <style:paragraph-properties fo:break-before="page"/>
      <style:text-properties officeooo:rsid="00972a43" officeooo:paragraph-rsid="009b562f"/>
    </style:style>
    <style:style style:name="P63" style:family="paragraph" style:parent-style-name="Text_20_body" style:list-style-name="L1">
      <style:text-properties officeooo:rsid="0090cf90" officeooo:paragraph-rsid="0090cf90"/>
    </style:style>
    <style:style style:name="P64" style:family="paragraph" style:parent-style-name="Text_20_body" style:list-style-name="L1">
      <style:text-properties officeooo:rsid="009275a2" officeooo:paragraph-rsid="009275a2"/>
    </style:style>
    <style:style style:name="P65" style:family="paragraph" style:parent-style-name="Text_20_body" style:list-style-name="L2">
      <style:text-properties officeooo:paragraph-rsid="009b2eec"/>
    </style:style>
    <style:style style:name="P66" style:family="paragraph" style:parent-style-name="Text_20_body" style:list-style-name="L2">
      <style:text-properties officeooo:paragraph-rsid="0099a4e6"/>
    </style:style>
    <style:style style:name="P67" style:family="paragraph" style:parent-style-name="Text_20_body" style:list-style-name="L2">
      <style:text-properties officeooo:rsid="0099a4e6" officeooo:paragraph-rsid="0099a4e6"/>
    </style:style>
    <style:style style:name="T1" style:family="text">
      <style:text-properties officeooo:rsid="000f749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9860e9" style:font-weight-asian="bold" style:font-weight-complex="bold"/>
    </style:style>
    <style:style style:name="T4" style:family="text">
      <style:text-properties fo:font-weight="bold" officeooo:rsid="00993d14" style:font-weight-asian="bold" style:font-weight-complex="bold"/>
    </style:style>
    <style:style style:name="T5" style:family="text">
      <style:text-properties fo:font-weight="bold" officeooo:rsid="0099a4e6" style:font-weight-asian="bold" style:font-weight-complex="bold"/>
    </style:style>
    <style:style style:name="T6" style:family="text">
      <style:text-properties fo:font-weight="bold" officeooo:rsid="009ae8ba" style:font-weight-asian="bold" style:font-weight-complex="bold"/>
    </style:style>
    <style:style style:name="T7" style:family="text">
      <style:text-properties fo:font-weight="bold" officeooo:rsid="009d14a8" style:font-weight-asian="bold" style:font-weight-complex="bold"/>
    </style:style>
    <style:style style:name="T8" style:family="text">
      <style:text-properties fo:font-weight="bold" officeooo:rsid="009e00c6" style:font-weight-asian="bold" style:font-weight-complex="bold"/>
    </style:style>
    <style:style style:name="T9" style:family="text">
      <style:text-properties fo:font-weight="bold" officeooo:rsid="00a91541" style:font-weight-asian="bold" style:font-weight-complex="bold"/>
    </style:style>
    <style:style style:name="T10" style:family="text">
      <style:text-properties fo:font-weight="bold" officeooo:rsid="00ac0c25" style:font-weight-asian="bold" style:font-weight-complex="bold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993d14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9b2eec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99a4e6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a36e56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a4cc62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981e2f" style:font-style-asian="italic" style:font-weight-asian="bold" style:font-style-complex="italic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90cf90" style:font-style-asian="italic" style:font-style-complex="italic"/>
    </style:style>
    <style:style style:name="T20" style:family="text">
      <style:text-properties fo:font-style="italic" officeooo:rsid="00972a43" style:font-style-asian="italic" style:font-style-complex="italic"/>
    </style:style>
    <style:style style:name="T21" style:family="text">
      <style:text-properties fo:font-style="italic" officeooo:rsid="00981e2f" style:font-style-asian="italic" style:font-style-complex="italic"/>
    </style:style>
    <style:style style:name="T22" style:family="text">
      <style:text-properties fo:font-style="italic" officeooo:rsid="009ae8ba" style:font-style-asian="italic" style:font-style-complex="italic"/>
    </style:style>
    <style:style style:name="T23" style:family="text">
      <style:text-properties fo:font-style="italic" officeooo:rsid="009b2eec" style:font-style-asian="italic" style:font-style-complex="italic"/>
    </style:style>
    <style:style style:name="T2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officeooo:rsid="0090cf90"/>
    </style:style>
    <style:style style:name="T26" style:family="text">
      <style:text-properties officeooo:rsid="009275a2"/>
    </style:style>
    <style:style style:name="T27" style:family="text">
      <style:text-properties fo:font-variant="normal" fo:text-transform="none" fo:color="#000000" loext:opacity="100%" fo:letter-spacing="normal"/>
    </style:style>
    <style:style style:name="T28" style:family="text">
      <style:text-properties fo:font-variant="normal" fo:text-transform="none" fo:color="#000000" loext:opacity="100%" fo:letter-spacing="normal" fo:font-weight="normal" style:font-weight-asian="normal" style:font-weight-complex="normal"/>
    </style:style>
    <style:style style:name="T29" style:family="text">
      <style:text-properties fo:font-variant="normal" fo:text-transform="none" fo:color="#000000" loext:opacity="100%" fo:letter-spacing="normal" officeooo:rsid="00972a43"/>
    </style:style>
    <style:style style:name="T30" style:family="text">
      <style:text-properties fo:font-variant="normal" fo:text-transform="none" fo:color="#000000" loext:opacity="100%" fo:letter-spacing="normal" officeooo:rsid="0090cf90"/>
    </style:style>
    <style:style style:name="T31" style:family="text">
      <style:text-properties officeooo:rsid="00972a43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90cf90" style:font-weight-asian="normal" style:font-weight-complex="normal"/>
    </style:style>
    <style:style style:name="T34" style:family="text">
      <style:text-properties fo:font-weight="normal" officeooo:rsid="009860e9" style:font-weight-asian="normal" style:font-weight-complex="normal"/>
    </style:style>
    <style:style style:name="T35" style:family="text">
      <style:text-properties fo:font-weight="normal" officeooo:rsid="009e00c6" style:font-weight-asian="normal" style:font-weight-complex="normal"/>
    </style:style>
    <style:style style:name="T36" style:family="text">
      <style:text-properties fo:font-weight="normal" officeooo:rsid="00a7e755" style:font-weight-asian="normal" style:font-weight-complex="normal"/>
    </style:style>
    <style:style style:name="T37" style:family="text">
      <style:text-properties fo:font-weight="normal" officeooo:rsid="00a91541" style:font-weight-asian="normal" style:font-weight-complex="normal"/>
    </style:style>
    <style:style style:name="T38" style:family="text">
      <style:text-properties fo:font-weight="normal" officeooo:rsid="00ac0c25" style:font-weight-asian="normal" style:font-weight-complex="normal"/>
    </style:style>
    <style:style style:name="T39" style:family="text">
      <style:text-properties officeooo:rsid="00981e2f"/>
    </style:style>
    <style:style style:name="T40" style:family="text">
      <style:text-properties officeooo:rsid="009860e9"/>
    </style:style>
    <style:style style:name="T41" style:family="text">
      <style:text-properties officeooo:rsid="00993d14"/>
    </style:style>
    <style:style style:name="T42" style:family="text">
      <style:text-properties officeooo:rsid="0099a4e6"/>
    </style:style>
    <style:style style:name="T43" style:family="text">
      <style:text-properties officeooo:rsid="009ae8ba"/>
    </style:style>
    <style:style style:name="T44" style:family="text">
      <style:text-properties officeooo:rsid="009b2eec"/>
    </style:style>
    <style:style style:name="T45" style:family="text">
      <style:text-properties fo:font-style="normal" officeooo:rsid="0090cf90" style:font-style-asian="normal" style:font-style-complex="normal"/>
    </style:style>
    <style:style style:name="T46" style:family="text">
      <style:text-properties fo:font-style="normal" officeooo:rsid="009b2eec" style:font-style-asian="normal" style:font-style-complex="normal"/>
    </style:style>
    <style:style style:name="T47" style:family="text">
      <style:text-properties officeooo:rsid="009cf542"/>
    </style:style>
    <style:style style:name="T48" style:family="text">
      <style:text-properties officeooo:rsid="009d14a8"/>
    </style:style>
    <style:style style:name="T49" style:family="text">
      <style:text-properties officeooo:rsid="009f8f83"/>
    </style:style>
    <style:style style:name="T50" style:family="text">
      <style:text-properties officeooo:rsid="00a20241"/>
    </style:style>
    <style:style style:name="T51" style:family="text">
      <style:text-properties officeooo:rsid="00a26fbb"/>
    </style:style>
    <style:style style:name="T52" style:family="text">
      <style:text-properties officeooo:rsid="00a36e56"/>
    </style:style>
    <style:style style:name="T53" style:family="text">
      <style:text-properties officeooo:rsid="00a4cc62"/>
    </style:style>
    <style:style style:name="T54" style:family="text">
      <style:text-properties officeooo:rsid="00a7e755"/>
    </style:style>
    <style:style style:name="T55" style:family="text">
      <style:text-properties officeooo:rsid="00a82e96"/>
    </style:style>
    <style:style style:name="T56" style:family="text">
      <style:text-properties officeooo:rsid="00a91541"/>
    </style:style>
    <style:style style:name="T57" style:family="text">
      <style:text-properties officeooo:rsid="00aaae66"/>
    </style:style>
    <style:style style:name="T58" style:family="text">
      <style:text-properties officeooo:rsid="00ac0c25"/>
    </style:style>
    <style:style style:name="T59" style:family="text">
      <style:text-properties officeooo:rsid="00ae088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10" text:separation-character="." text:name="Table"/>
        <text:sequence-decl text:display-outline-level="0" text:name="Text"/>
        <text:sequence-decl text:display-outline-level="0" text:name="Drawing"/>
        <text:sequence-decl text:display-outline-level="10" text:separation-character="." text:name="Figure"/>
      </text:sequence-decls>
      <text:list text:style-name="Outline">
        <text:list-item>
          <text:list>
            <text:list-item>
              <text:list>
                <text:list-item>
                  <text:list>
                    <text:list-item>
                      <text:h text:style-name="P56" text:outline-level="4">Logic</text:h>
                    </text:list-item>
                  </text:list>
                </text:list-item>
              </text:list>
            </text:list-item>
          </text:list>
        </text:list-item>
      </text:list>
      <text:p text:style-name="P13">Both POSIX Compliant Shell and PowerShell offer common logic control (“<text:span text:style-name="T11">if else</text:span>“ and “<text:span text:style-name="T11">switch</text:span>”) <text:span text:style-name="T56">facilities</text:span>. While PowerShell offers more of its specific control <text:span text:style-name="T56">advanced </text:span>facilities, <text:span text:style-name="T56">to maintain</text:span> inter-translatable compatibility, <text:span text:style-name="T2">please </text:span><text:span text:style-name="T10">ONLY use</text:span><text:span text:style-name="T2"> </text:span><text:span text:style-name="T11">“if else”</text:span><text:span text:style-name="T2"> and </text:span><text:span text:style-name="T11">“switch”</text:span><text:span text:style-name="T2"> facilities</text:span>. </text:p>
      <text:p text:style-name="P13"/>
      <text:list xml:id="list80528482117120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57" text:outline-level="5">Syntax Patterns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>A good function definition should:</text:p>
      <text:list text:style-name="L1">
        <text:list-item>
          <text:p text:style-name="P60"><text:span text:style-name="T25">start with a </text:span><text:span text:style-name="T19">type</text:span><text:span text:style-name="T25"> (when available), then </text:span><text:span text:style-name="T20">condition</text:span><text:span text:style-name="T25">, and end with its </text:span><text:span text:style-name="T19">opening brace</text:span><text:span text:style-name="T25"> </text:span><text:span text:style-name="T26">in</text:span><text:span text:style-name="T25"> the same line; AND</text:span></text:p>
        </text:list-item>
        <text:list-item>
          <text:p text:style-name="P61">its additional <text:span text:style-name="T18">conditions</text:span> shares the same indent level and pattern as its starting point; AND</text:p>
        </text:list-item>
        <text:list-item>
          <text:p text:style-name="P63">its <text:span text:style-name="T31">case’s </text:span>content should have 1 level deeper indent; AND</text:p>
        </text:list-item>
        <text:list-item>
          <text:p text:style-name="P61">for <text:span text:style-name="T11">switch</text:span> <text:span text:style-name="T54">facility, the</text:span> default/unspecified case is always defined <text:span text:style-name="T54">as</text:span> the last condition <text:span text:style-name="T55">containing at least 1 line of comment if nothing is executed</text:span>; AND</text:p>
        </text:list-item>
        <text:list-item>
          <text:p text:style-name="P63">its closing brace in its own line and don’t composite it (as in double closing braces) <text:span text:style-name="T31">whenever possible</text:span>; AND</text:p>
        </text:list-item>
        <text:list-item>
          <text:p text:style-name="P63">minimum a line of empty space after closing brace <text:span text:style-name="T26">for separate the following codes</text:span>; <text:span text:style-name="T26">AND</text:span></text:p>
        </text:list-item>
        <text:list-item>
          <text:p text:style-name="P64">expand vertically downwards with minimal horizontal scrolling or none.</text:p>
        </text:list-item>
      </text:list>
      <text:p text:style-name="P36"/>
      <text:p text:style-name="P30">(continues to <text:span text:style-name="T56">the </text:span>next page)</text:p>
      <text:p text:style-name="P62">Here is an example for POSIX Shell:</text:p>
      <text:p text:style-name="P3">#!/bin/dash</text:p>
      <text:p text:style-name="P8">if [ “$var” = “” ]; then</text:p>
      <text:p text:style-name="P3"><text:s text:c="8"/>…</text:p>
      <text:p text:style-name="P7"><text:span text:style-name="T25"><text:s text:c="8"/></text:span><text:span text:style-name="T27">↓</text:span></text:p>
      <text:p text:style-name="P8">elif [ … ]; then</text:p>
      <text:p text:style-name="P5"><text:s text:c="8"/>…</text:p>
      <text:p text:style-name="P15"><text:span text:style-name="T25"><text:s text:c="8"/></text:span><text:span text:style-name="T27">↓</text:span></text:p>
      <text:p text:style-name="P15"><text:span text:style-name="T27">… </text:span><text:span text:style-name="T29">more conditions ...</text:span></text:p>
      <text:p text:style-name="P53">↓</text:p>
      <text:p text:style-name="P8">else</text:p>
      <text:p text:style-name="P5"><text:s text:c="8"/>…</text:p>
      <text:p text:style-name="P15"><text:span text:style-name="T25"><text:s text:c="8"/></text:span><text:span text:style-name="T27">↓</text:span></text:p>
      <text:p text:style-name="P8">fi</text:p>
      <text:p text:style-name="P24"/>
      <text:p text:style-name="P8"><text:span text:style-name="T39">case</text:span> “$var” in</text:p>
      <text:p text:style-name="P8">“Amy”)</text:p>
      <text:p text:style-name="P18"><text:s text:c="8"/>…</text:p>
      <text:p text:style-name="P20"><text:span text:style-name="T30"><text:s text:c="8"/></text:span><text:span text:style-name="T27">↓</text:span></text:p>
      <text:p text:style-name="P16"><text:s text:c="8"/><text:span text:style-name="T2">;;</text:span></text:p>
      <text:p text:style-name="P15"><text:span text:style-name="T27">… </text:span><text:span text:style-name="T29">more conditions ...</text:span></text:p>
      <text:p text:style-name="P53">↓</text:p>
      <text:p text:style-name="P8">*)</text:p>
      <text:p text:style-name="P6"><text:s text:c="9"/><text:span text:style-name="T54"># default condition – leave comment here if nothing is required</text:span></text:p>
      <text:p text:style-name="P25"><text:span text:style-name="T33"><text:s text:c="8"/></text:span><text:span text:style-name="T28">↓</text:span></text:p>
      <text:p text:style-name="P8"><text:s text:c="8"/>;;</text:p>
      <text:p text:style-name="P8">“</text:p>
      <text:p text:style-name="P8">easc</text:p>
      <text:p text:style-name="P3"/>
      <text:p text:style-name="P3">...</text:p>
      <text:p text:style-name="P35"/>
      <text:p text:style-name="P30">(continues to <text:span text:style-name="T56">the </text:span>next page)</text:p>
      <text:p text:style-name="P62">Here is an example for PowerShell:</text:p>
      <text:p text:style-name="P5"># <text:span text:style-name="T31">PowerShell</text:span></text:p>
      <text:p text:style-name="P8">if ($var = “”) {</text:p>
      <text:p text:style-name="P5"><text:s text:c="8"/>…</text:p>
      <text:p text:style-name="P15"><text:span text:style-name="T25"><text:s text:c="8"/></text:span><text:span text:style-name="T27">↓</text:span></text:p>
      <text:p text:style-name="P8">} elseif ( … ) {</text:p>
      <text:p text:style-name="P5"><text:s text:c="8"/>…</text:p>
      <text:p text:style-name="P15"><text:span text:style-name="T25"><text:s text:c="8"/></text:span><text:span text:style-name="T27">↓</text:span></text:p>
      <text:p text:style-name="P15"><text:span text:style-name="T27">… </text:span><text:span text:style-name="T29">more conditions ...</text:span></text:p>
      <text:p text:style-name="P53">↓</text:p>
      <text:p text:style-name="P8">} else {</text:p>
      <text:p text:style-name="P5"><text:s text:c="8"/>…</text:p>
      <text:p text:style-name="P15"><text:span text:style-name="T25"><text:s text:c="8"/></text:span><text:span text:style-name="T27">↓</text:span></text:p>
      <text:p text:style-name="P8">}</text:p>
      <text:p text:style-name="P16"/>
      <text:p text:style-name="P8">switch ($var) {</text:p>
      <text:p text:style-name="P8">“Amy” {</text:p>
      <text:p text:style-name="P8"><text:s text:c="8"/><text:span text:style-name="T32">…</text:span></text:p>
      <text:p text:style-name="P8"><text:span text:style-name="T32"><text:s text:c="8"/></text:span><text:span text:style-name="T28">↓</text:span></text:p>
      <text:p text:style-name="P8">} … {</text:p>
      <text:p text:style-name="P15"><text:span text:style-name="T27">… </text:span><text:span text:style-name="T29">more conditions ...</text:span></text:p>
      <text:p text:style-name="P53">↓</text:p>
      <text:p text:style-name="P8">} default {</text:p>
      <text:p text:style-name="P10"><text:s text:c="8"/><text:span text:style-name="T36"># default condition – leave comment here if nothing is required</text:span></text:p>
      <text:p text:style-name="P8">}}</text:p>
      <text:p text:style-name="P12"><text:span text:style-name="T2"/></text:p>
      <text:p text:style-name="P16">...</text:p>
      <text:p text:style-name="P41"/>
      <text:p text:style-name="P39">For multiple<text:span text:style-name="T42"> compounded</text:span> conditions in ”<text:span text:style-name="T11">if else</text:span>” facility, the following pattern is used instead:</text:p>
      <text:list text:style-name="L2">
        <text:list-item>
          <text:p text:style-name="P65"><text:span text:style-name="T44">i</text:span><text:span text:style-name="T41">n </text:span><text:span text:style-name="T44">both </text:span><text:span text:style-name="T58">shells</text:span><text:span text:style-name="T41">: </text:span><text:span text:style-name="T25">start with </text:span><text:span text:style-name="T41">the</text:span><text:span text:style-name="T25"> </text:span><text:span text:style-name="T19">type</text:span><text:span text:style-name="T45">; </text:span><text:span text:style-name="T46">AND</text:span></text:p>
        </text:list-item>
        <text:list-item>
          <text:p text:style-name="P65"><text:span text:style-name="T46">in POSIX Compliant Shell continues with the</text:span><text:span text:style-name="T41"> first </text:span><text:span text:style-name="T43">uncompounded</text:span><text:span text:style-name="T25"> </text:span><text:span text:style-name="T20">condition</text:span><text:span text:style-name="T25"> </text:span><text:span text:style-name="T55">with </text:span><text:span text:style-name="T56">optional</text:span><text:span text:style-name="T55"> </text:span><text:span text:style-name="T56">leading </text:span><text:span text:style-name="T55">whitespace adjustment </text:span><text:span text:style-name="T56">for readability</text:span><text:span text:style-name="T55"> </text:span><text:span text:style-name="T42">and </text:span><text:span text:style-name="T41">end with a OR <text:s/>(||) or AND (&amp;&amp;) </text:span><text:span text:style-name="T43">relation link</text:span><text:span text:style-name="T41"> while</text:span><text:span text:style-name="T25"> </text:span><text:span text:style-name="T41">in PowerShell: </text:span><text:span text:style-name="T43">end with</text:span><text:span text:style-name="T41"> an opening parenthesis; AND</text:span></text:p>
        </text:list-item>
        <text:list-item>
          <text:p text:style-name="P66"><text:span text:style-name="T44">f</text:span><text:span text:style-name="T42">or each compounded condition, 1 level indent is applied and shall be </text:span><text:span text:style-name="T44">vertically</text:span><text:span text:style-name="T42"> grouped inside a parenthesis for PowerShell and when required in POSIX Compliant Shell; AND</text:span></text:p>
        </text:list-item>
        <text:list-item>
          <text:p text:style-name="P67"><text:span text:style-name="T44">f</text:span>or larger compounded conditions, it can be broken down to multi-line<text:span text:style-name="T56">s</text:span> by leaving the opening braces and closing braces separate designating the zones and any <text:span text:style-name="T23">conditions</text:span> within shall have additional 1 level indent deeper; AND</text:p>
        </text:list-item>
        <text:list-item>
          <text:p text:style-name="P67">if the <text:span text:style-name="T44">opening</text:span> brace is end with a compound closing parenthesis, they shall be on the same line with the same indent level as the starting point <text:span text:style-name="T43">and no whitespace in between.</text:span></text:p>
        </text:list-item>
      </text:list>
      <text:p text:style-name="Frame_20_contents">#!/bin/dash</text:p>
      <text:p text:style-name="Frame_20_contents"><text:span text:style-name="T2">if</text:span> <text:s text:c="5"/>[ condition1 ] <text:span text:style-name="T2">||</text:span></text:p>
      <text:p text:style-name="Frame_20_contents"><text:s text:c="8"/>[ condition2 ] <text:span text:style-name="T2">&amp;&amp; (</text:span></text:p>
      <text:p text:style-name="Frame_20_contents"><text:s text:c="16"/>[condition 3a] <text:span text:style-name="T2">||</text:span></text:p>
      <text:p text:style-name="Frame_20_contents"><text:s text:c="16"/>[condition 3b] <text:span text:style-name="T5">&amp;&amp;</text:span></text:p>
      <text:p text:style-name="P31"><text:span text:style-name="T25"><text:s text:c="16"/></text:span><text:span text:style-name="T27">↓</text:span></text:p>
      <text:p text:style-name="P11">); then</text:p>
      <text:p text:style-name="Frame_20_contents"><text:s text:c="8"/>...</text:p>
      <text:p text:style-name="Frame_20_contents">fi</text:p>
      <text:p text:style-name="P40"/>
      <text:p text:style-name="Frame_20_contents"># PowerShell</text:p>
      <text:p text:style-name="P11">if (</text:p>
      <text:p text:style-name="Frame_20_contents"><text:tab/><text:span text:style-name="T2">(</text:span>condition1<text:span text:style-name="T2">) -or</text:span></text:p>
      <text:p text:style-name="Frame_20_contents"><text:tab/><text:span text:style-name="T2">(</text:span>condition2<text:span text:style-name="T2">) -and</text:span></text:p>
      <text:p text:style-name="Frame_20_contents"><text:tab/><text:span text:style-name="T2">(</text:span></text:p>
      <text:p text:style-name="Frame_20_contents"><text:tab/><text:tab/><text:span text:style-name="T2">(</text:span>condition 3a<text:span text:style-name="T2">) -or</text:span></text:p>
      <text:p text:style-name="Frame_20_contents"><text:tab/><text:tab/><text:span text:style-name="T2">(</text:span>condition 3b<text:span text:style-name="T2">) -</text:span><text:span text:style-name="T5">and</text:span></text:p>
      <text:p text:style-name="P31"><text:span text:style-name="T25"><text:s text:c="24"/></text:span><text:span text:style-name="T27">↓</text:span></text:p>
      <text:p text:style-name="Frame_20_contents"><text:tab/><text:span text:style-name="T2">)</text:span></text:p>
      <text:p text:style-name="P11">) {</text:p>
      <text:p text:style-name="Frame_20_contents"><text:s text:c="8"/>...</text:p>
      <text:p text:style-name="P23">}</text:p>
      <text:p text:style-name="P44"/>
      <text:p text:style-name="P45"><text:span text:style-name="T42">For multiple cases </text:span><text:span text:style-name="T43">with</text:span><text:span text:style-name="T42"> the same execution in “</text:span><text:span text:style-name="T14">switch</text:span><text:span text:style-name="T42">” facility, use its grouping </text:span><text:span text:style-name="T43">mechanism except for </text:span><text:span text:style-name="T22">default</text:span><text:span text:style-name="T43"> condition (both languages disallowed such writing)</text:span><text:span text:style-name="T42">. </text:span><text:span text:style-name="T44">In POSIX Compliant Shell, it is a single OR bar (</text:span><text:span text:style-name="T13">|</text:span><text:span text:style-name="T44">) while in PowerShell, it is the </text:span><text:span text:style-name="T13">-Wildcard</text:span><text:span text:style-name="T44"> for the omni-star regex feature (</text:span><text:span text:style-name="T13">*</text:span><text:span text:style-name="T44">) and </text:span><text:span text:style-name="T13">-in</text:span><text:span text:style-name="T44"> conditional braces.</text:span></text:p>
      <text:p text:style-name="P43"/>
      <text:p text:style-name="P43">Example:</text:p>
      <text:p text:style-name="P22">#!/bin/sh</text:p>
      <text:p text:style-name="P17"><text:span text:style-name="T39">case</text:span> “$var” in</text:p>
      <text:p text:style-name="P9"><text:span text:style-name="T43">Charlie</text:span><text:span text:style-name="T42">|</text:span><text:span text:style-name="T43">Benji</text:span><text:span text:style-name="T42">|Ar*</text:span>)</text:p>
      <text:p text:style-name="P19"><text:s text:c="8"/>… <text:span text:style-name="T42"># all “</text:span><text:span text:style-name="T43">Charlie</text:span><text:span text:style-name="T42">” or “</text:span><text:span text:style-name="T43">Benji</text:span><text:span text:style-name="T42">”, or “A-” prefixed are selected</text:span></text:p>
      <text:p text:style-name="P21"><text:span text:style-name="T30"><text:s text:c="8"/></text:span><text:span text:style-name="T27">↓</text:span></text:p>
      <text:p text:style-name="P17"><text:s text:c="8"/>;;</text:p>
      <text:p text:style-name="P21"><text:span text:style-name="T27">… </text:span><text:span text:style-name="T29">more conditions ...</text:span></text:p>
      <text:p text:style-name="P54">↓</text:p>
      <text:p text:style-name="P17">*)</text:p>
      <text:p text:style-name="P19"><text:s text:c="8"/>…</text:p>
      <text:p text:style-name="P21"><text:span text:style-name="T25"><text:s text:c="8"/></text:span><text:span text:style-name="T27">↓</text:span></text:p>
      <text:p text:style-name="P17"><text:s text:c="8"/>;;</text:p>
      <text:p text:style-name="P17">“</text:p>
      <text:p text:style-name="P17">easc</text:p>
      <text:p text:style-name="P42"/>
      <text:p text:style-name="P22"># PowerShell</text:p>
      <text:p text:style-name="P17">switch <text:span text:style-name="T2">-</text:span><text:span text:style-name="T5">Wildcard</text:span> ($var) {</text:p>
      <text:p text:style-name="P17"><text:span text:style-name="T5">{ $_ -in </text:span><text:span text:style-name="T2">“</text:span><text:span text:style-name="T6">Charlie</text:span><text:span text:style-name="T2">”, “</text:span><text:span text:style-name="T6">Benji</text:span><text:span text:style-name="T5">”, “Ar*” }</text:span> {</text:p>
      <text:p text:style-name="P17"><text:s text:c="8"/>… <text:span text:style-name="T42"># all “</text:span><text:span text:style-name="T43">Charlie</text:span><text:span text:style-name="T42">” or “</text:span><text:span text:style-name="T43">Benji</text:span><text:span text:style-name="T42">”, or “A-” prefixed are selected</text:span></text:p>
      <text:p text:style-name="P17"><text:s text:c="8"/><text:span text:style-name="T27">↓</text:span></text:p>
      <text:p text:style-name="P17">} … {</text:p>
      <text:p text:style-name="P21"><text:span text:style-name="T27">… </text:span><text:span text:style-name="T29">more conditions ...</text:span></text:p>
      <text:p text:style-name="P54">↓</text:p>
      <text:p text:style-name="P17">} default {</text:p>
      <text:p text:style-name="P17"><text:s text:c="8"/>...</text:p>
      <text:p text:style-name="P17">}}</text:p>
      <text:p text:style-name="P14"><text:span text:style-name="T2"/></text:p>
      <text:p text:style-name="P17">...</text:p>
      <text:list text:continue-list="list80528482117120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58" text:outline-level="5">When to Use Switch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7">Generally, the differences between “<text:span text:style-name="T11">if else</text:span>” and “<text:span text:style-name="T11">switch</text:span>” facilities are their conditions checking capabilities. “<text:span text:style-name="T11">switch</text:span>” is used <text:span text:style-name="T58">when there is some form of control data list to be processed </text:span>(e.g. <text:span text:style-name="T47">a </text:span>parser’s <text:span text:style-name="T47">syntax</text:span> behavioral table) while “<text:span text:style-name="T11">if else</text:span>” permits the <text:span text:style-name="T58">programmable </text:span>condition testing to anything as long as it yields a boolean results in the end. <text:span text:style-name="T40">Example:</text:span></text:p>
      <text:p text:style-name="Frame_20_contents"># PowerShell</text:p>
      <text:p text:style-name="Frame_20_contents">switch ($char) {</text:p>
      <text:p text:style-name="Frame_20_contents">“&lt;” {</text:p>
      <text:p text:style-name="Frame_20_contents"><text:s text:c="8"/>...</text:p>
      <text:p text:style-name="Frame_20_contents">} “&gt;” {</text:p>
      <text:p text:style-name="Frame_20_contents"><text:s text:c="8"/>...</text:p>
      <text:p text:style-name="Frame_20_contents">} “$” {</text:p>
      <text:p text:style-name="Frame_20_contents"><text:s text:c="8"/>…</text:p>
      <text:p text:style-name="Frame_20_contents">...</text:p>
      <text:p text:style-name="Frame_20_contents">} default {</text:p>
      <text:p text:style-name="Frame_20_contents"><text:s text:c="8"/>...</text:p>
      <text:p text:style-name="Frame_20_contents">}}</text:p>
      <text:p text:style-name="P37"/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59" text:outline-level="5"><text:span text:style-name="T40">Condition </text:span>Zoning Practice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7">Depending on design, in general practices, value zoning strategy is commonly used. For example, instead of using a <text:span text:style-name="T11">switch</text:span> case to identify 1 conditional case for application:</text:p>
      <text:p text:style-name="Frame_20_contents">#!/bin/dash</text:p>
      <text:p text:style-name="Frame_20_contents"/>
      <text:p text:style-name="Frame_20_contents">function My_Function_Name() {</text:p>
      <text:p text:style-name="Frame_20_contents"><text:s text:c="8"/>#param1=”$1”</text:p>
      <text:p text:style-name="Frame_20_contents"/>
      <text:p text:style-name="P11"><text:s text:c="8"/>case “$1” in</text:p>
      <text:p text:style-name="P11"><text:s text:c="8"/>0)</text:p>
      <text:p text:style-name="P11"><text:s text:c="16"/># do something</text:p>
      <text:p text:style-name="P11"><text:s text:c="16"/>;;</text:p>
      <text:p text:style-name="P11"><text:s text:c="8"/>1|2|3|…)</text:p>
      <text:p text:style-name="P11"><text:s text:c="16"/># do nothing</text:p>
      <text:p text:style-name="P11"><text:s text:c="16"/>;;</text:p>
      <text:p text:style-name="P11"><text:s text:c="8"/>default)</text:p>
      <text:p text:style-name="P11"><text:s text:c="16"/># do nothing</text:p>
      <text:p text:style-name="P11"><text:s text:c="16"/>;;</text:p>
      <text:p text:style-name="P11"><text:s text:c="8"/>esac</text:p>
      <text:p text:style-name="Frame_20_contents"/>
      <text:p text:style-name="Frame_20_contents"><text:s text:c="8"/>return 0</text:p>
      <text:p text:style-name="Frame_20_contents">}</text:p>
      <text:p text:style-name="P37"/>
      <text:p text:style-name="P37">(continue<text:span text:style-name="T47">s</text:span> in the <text:span text:style-name="T47">next</text:span> page)</text:p>
      <text:p text:style-name="P26"><text:span text:style-name="T39">You zone them out with a single “</text:span><text:span text:style-name="T17">if else</text:span><text:span text:style-name="T39">” condition filtering first instead. Example:</text:span></text:p>
      <text:p text:style-name="Frame_20_contents">#!/bin/dash</text:p>
      <text:p text:style-name="Frame_20_contents"/>
      <text:p text:style-name="Frame_20_contents">function My_Function_Name() {</text:p>
      <text:p text:style-name="Frame_20_contents"><text:s text:c="8"/>#param1=”$1”</text:p>
      <text:p text:style-name="Frame_20_contents"/>
      <text:p text:style-name="P11"><text:s text:c="8"/># can be anything</text:p>
      <text:p text:style-name="P11"><text:s text:c="8"/>if [ ! “$1” = “0” ]; then</text:p>
      <text:p text:style-name="P11"><text:s text:c="16"/>return 0 # return early if it’s not 0</text:p>
      <text:p text:style-name="P11"><text:s text:c="8"/>fi</text:p>
      <text:p text:style-name="P11"/>
      <text:p text:style-name="P11"><text:s text:c="8"/># <text:span text:style-name="T58">this zone is </text:span>definitely 0</text:p>
      <text:p text:style-name="Frame_20_contents"/>
      <text:p text:style-name="Frame_20_contents"><text:s text:c="8"/><text:span text:style-name="T32">...</text:span></text:p>
      <text:p text:style-name="Frame_20_contents"/>
      <text:p text:style-name="Frame_20_contents"><text:s text:c="8"/>return 0</text:p>
      <text:p text:style-name="Frame_20_contents">}</text:p>
      <text:p text:style-name="Text_20_body"/>
      <text:p text:style-name="P38">Condition zoning keep<text:span text:style-name="T47">s</text:span> the context extremely simple and easy to understand. Comment can be used (shown above) to mark a zone so that when revisiting or someone else is maintaining the same code, it can be easily understood.</text:p>
      <text:p text:style-name="P38"/>
      <text:p text:style-name="P38">This is a good reason why the source codes shall always <text:span text:style-name="T47">be</text:span> expand<text:span text:style-name="T47">ed</text:span> vertically so that it is clear<text:span text:style-name="T47">ly describing</text:span> <text:span text:style-name="T47">the codes</text:span> behav<text:span text:style-name="T47">iors and its current conditions</text:span>. <text:span text:style-name="T47">Moreover, t</text:span>he execution (<text:span text:style-name="T18"># do something</text:span>) only use 1 natural indent linting instead of 2 <text:span text:style-name="T41">complying to the strict 8-characters indent rule.</text:span></text:p>
      <text:p text:style-name="P38"/>
      <text:p text:style-name="P38">Hence, <text:span text:style-name="T57">across the </text:span>industry, zoning <text:span text:style-name="T47">practice</text:span> is often used <text:span text:style-name="T57">for</text:span> error checking and failure filtering to keep a logic <text:span text:style-name="T41">extremely </text:span>sane, simple, and maintainable <text:span text:style-name="T41">with clarity on the </text:span><text:span text:style-name="T47">happy path’s</text:span><text:span text:style-name="T41"> </text:span><text:span text:style-name="T47">correct</text:span><text:span text:style-name="T41"> </text:span><text:span text:style-name="T47">condition </text:span><text:span text:style-name="T41">consumption.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59" text:outline-level="5">When to Use Else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9">When combining with <text:span text:style-name="T41">the</text:span> condition zoning practice, it is very rare to use “<text:span text:style-name="T11">else</text:span>” default condition from the “<text:span text:style-name="T11">if else</text:span>” facility. This is because the default condition gets defined before the “<text:span text:style-name="T11">if else</text:span>” facility thus zoned out <text:span text:style-name="T41">the logic default</text:span> behavior. For example:</text:p>
      <text:p text:style-name="Frame_20_contents">#!/bin/dash</text:p>
      <text:p text:style-name="Frame_20_contents"/>
      <text:p text:style-name="Frame_20_contents">name=”???” <text:span text:style-name="T2"># default condition </text:span><text:span text:style-name="T4">to fallback</text:span></text:p>
      <text:p text:style-name="Frame_20_contents">if [ ! “$1” = “” ]; then</text:p>
      <text:p text:style-name="Frame_20_contents"><text:s text:c="8"/>name=”$1” <text:span text:style-name="T2"># condition 1</text:span></text:p>
      <text:p text:style-name="Frame_20_contents">elif [ ! “$2” = “” ]; then</text:p>
      <text:p text:style-name="Frame_20_contents"><text:s text:c="8"/>name=”$<text:span text:style-name="T40">2</text:span>” <text:span text:style-name="T2"># condition 2</text:span></text:p>
      <text:p text:style-name="Frame_20_contents">...</text:p>
      <text:p text:style-name="Frame_20_contents">fi</text:p>
      <text:p text:style-name="Frame_20_contents"/>
      <text:p text:style-name="Frame_20_contents">…</text:p>
      <text:p text:style-name="Text_20_body"/>
      <text:p text:style-name="P29">The only condition to use “<text:span text:style-name="T11">else</text:span>” is when the above is not applicable (e.g. there cannot be a default executions before <text:span text:style-name="T56">an accurate </text:span>conditional executions). In modern terms, <text:span text:style-name="T41">it’s called</text:span> “side-effect”. For example, you cannot print to console with the default condition and then <text:span text:style-name="T48">with</text:span> the actual condition (<text:span text:style-name="T41">that</text:span> will be 2 statement<text:span text:style-name="T41">s </text:span><text:span text:style-name="T48">printed</text:span><text:span text:style-name="T41"> rather that 1 precise one and you can’t </text:span><text:span text:style-name="T48">recall</text:span><text:span text:style-name="T41"> what was printed</text:span>). <text:span text:style-name="T41">Hence, use an “</text:span><text:span text:style-name="T12">else</text:span><text:span text:style-name="T41">” here:</text:span></text:p>
      <text:p text:style-name="P27">#!/bin/dash</text:p>
      <text:p text:style-name="P27"><text:span text:style-name="T2"/></text:p>
      <text:p text:style-name="P27">if [ ! “$1” = “” ]; then</text:p>
      <text:p text:style-name="P27"><text:s text:c="8"/><text:span text:style-name="T58">1&gt;&amp;2 </text:span><text:span text:style-name="T40">printf -- </text:span>”你好%<text:span text:style-name="T40">b\n” “</text:span>$1” <text:span text:style-name="T2"># condition 1</text:span></text:p>
      <text:p text:style-name="P27">elif [ ! “$2” = “” ]; then</text:p>
      <text:p text:style-name="P27"><text:s text:c="8"/><text:span text:style-name="T58">1&gt;&amp;2 </text:span><text:span text:style-name="T40">printf -- </text:span>”<text:span text:style-name="T40">Bonjour %b\n” “</text:span>$<text:span text:style-name="T40">2</text:span>” <text:span text:style-name="T2"># condition 2</text:span></text:p>
      <text:p text:style-name="P28">else<text:span text:style-name="T32"/></text:p>
      <text:p text:style-name="P27"><text:span text:style-name="T32"><text:s text:c="8"/></text:span><text:span text:style-name="T38">1&gt;&amp;2 </text:span><text:span text:style-name="T32">printf -- ”</text:span><text:span text:style-name="T34">Hello %b\n”</text:span><text:span text:style-name="T32"> “???” </text:span><text:span text:style-name="T2"># </text:span><text:span text:style-name="T3">default </text:span><text:span text:style-name="T2">conditio</text:span><text:span text:style-name="T3">n</text:span></text:p>
      <text:p text:style-name="P27">fi</text:p>
      <text:p text:style-name="P27"/>
      <text:p text:style-name="P27">…</text:p>
      <text:p text:style-name="P29"/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59" text:outline-level="5">Use POSIX Compliant Condition <text:span text:style-name="T48">Testers</text:span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0">This is a specifically POSIX Compliant Shell problem. In PowerShell, conditions are relatively simple to check.</text:p>
      <text:p text:style-name="P40"/>
      <text:p text:style-name="P46">A POSIX Compliant Tester is a single square brace (<text:span text:style-name="T2">[</text:span>) and not double (<text:span text:style-name="T2">[[</text:span>). If the latter is used, the shell script is not longer compliant. Example:</text:p>
      <text:p text:style-name="Frame_20_contents">#!/bin/dash</text:p>
      <text:p text:style-name="Frame_20_contents">if <text:span text:style-name="T2">[ condition ]</text:span>; then</text:p>
      <text:p text:style-name="Frame_20_contents"><text:s text:c="8"/>…</text:p>
      <text:p text:style-name="Frame_20_contents">fi</text:p>
      <text:p text:style-name="Frame_20_contents"/>
      <text:p text:style-name="Frame_20_contents"># PowerShell</text:p>
      <text:p text:style-name="Frame_20_contents">if (condition) {</text:p>
      <text:p text:style-name="Frame_20_contents"><text:s text:c="8"/>…</text:p>
      <text:p text:style-name="Frame_20_contents">}</text:p>
      <text:p text:style-name="P46"/>
      <text:p text:style-name="P46">To invert a condition result, begin with the exclamation mark inside the tester. In PowerShell, use the <text:span text:style-name="T11">-ne</text:span> (-ne for “not equal”) or <text:span text:style-name="T11">-not</text:span> syntax<text:span text:style-name="T56">es</text:span> for inter-translatable compatibility instead. <text:span text:style-name="T56">Keep the truth comparison by default whenever applicable. </text:span>Example: </text:p>
      <text:p text:style-name="P32">#!/bin/dash</text:p>
      <text:p text:style-name="P32">if <text:span text:style-name="T2">[ ! </text:span><text:span text:style-name="T32">condition</text:span><text:span text:style-name="T2"> ]</text:span>; then</text:p>
      <text:p text:style-name="P32"><text:s text:c="8"/>…</text:p>
      <text:p text:style-name="P32">fi</text:p>
      <text:p text:style-name="P32"/>
      <text:p text:style-name="P32"># PowerShell</text:p>
      <text:p text:style-name="P32">if (</text:p>
      <text:p text:style-name="P32"><text:span text:style-name="T48"><text:s text:c="8"/>(sample</text:span> <text:span text:style-name="T2">-</text:span><text:span text:style-name="T7">ne</text:span><text:span text:style-name="T48"> truth) -or</text:span></text:p>
      <text:p text:style-name="P32"><text:span text:style-name="T48"><text:s text:c="8"/>(</text:span><text:span text:style-name="T7">-not</text:span><text:span text:style-name="T48"> condition)</text:span></text:p>
      <text:p text:style-name="P32">) {</text:p>
      <text:p text:style-name="P32"><text:s text:c="8"/>…</text:p>
      <text:p text:style-name="P32">}</text:p>
      <text:p text:style-name="Text_20_body"/>
      <text:p text:style-name="P47">To test <text:span text:style-name="T56">a </text:span>string is equal <text:span text:style-name="T56">to something</text:span> or empty, In both shells, use the equal syntax (“<text:span text:style-name="T11">=</text:span>” in POSIX Compliant Shell while “<text:span text:style-name="T11">-eq</text:span>” in PowerShell). In POSIX Compliant Shell, always quote the variables and <text:span text:style-name="T56">value</text:span>. Example:</text:p>
      <text:p text:style-name="Frame_20_contents">#!/bin/dash</text:p>
      <text:p text:style-name="Frame_20_contents"/>
      <text:p text:style-name="Frame_20_contents">if [ <text:span text:style-name="T2">“</text:span>$1<text:span text:style-name="T2">”</text:span> <text:span text:style-name="T2">=</text:span> <text:span text:style-name="T2">“”</text:span> ]; then</text:p>
      <text:p text:style-name="Frame_20_contents"><text:s text:c="8"/>… <text:span text:style-name="T56"># empty string</text:span></text:p>
      <text:p text:style-name="Frame_20_contents">elif [ <text:span text:style-name="T2">“</text:span>$1<text:span text:style-name="T2">”</text:span> <text:span text:style-name="T2">=</text:span> <text:span text:style-name="T2">“</text:span>Amy<text:span text:style-name="T2">”</text:span> ]; then</text:p>
      <text:p text:style-name="Frame_20_contents"><text:s text:c="8"/>… <text:span text:style-name="T56"># is “Amy”</text:span></text:p>
      <text:p text:style-name="Frame_20_contents">fi</text:p>
      <text:p text:style-name="P46"/>
      <text:p text:style-name="Frame_20_contents"># PowerShell</text:p>
      <text:p text:style-name="Frame_20_contents">if ($args[1] <text:span text:style-name="T2">-eq</text:span> <text:span text:style-name="T2">“”</text:span>) {</text:p>
      <text:p text:style-name="Frame_20_contents"><text:s text:c="8"/>… <text:span text:style-name="T56"># empty string</text:span></text:p>
      <text:p text:style-name="Frame_20_contents">} elseif ($args[1] <text:span text:style-name="T2">-eq</text:span> <text:span text:style-name="T2">“</text:span>Amy<text:span text:style-name="T2">”</text:span>) {</text:p>
      <text:p text:style-name="Frame_20_contents"><text:s text:c="8"/>… <text:span text:style-name="T56"># is Amy</text:span></text:p>
      <text:p text:style-name="Frame_20_contents">} </text:p>
      <text:p text:style-name="Text_20_body"/>
      <text:p text:style-name="P49">To test number, use the equal (<text:span text:style-name="T11">-eq</text:span>); less than (<text:span text:style-name="T11">-lt</text:span>); more than (<text:span text:style-name="T11">-mt</text:span>); less than or equal (<text:span text:style-name="T11">-le</text:span>); and more than and equal (<text:span text:style-name="T11">-me</text:span>) syntaxes. In POSIX Compliant Shell, <text:span text:style-name="T2">DO NOT quote the variable </text:span><text:span text:style-name="T9">and values</text:span> so that the tester <text:span text:style-name="T59">exectuable</text:span> can <text:span text:style-name="T56">learn</text:span><text:span text:style-name="T50"> </text:span><text:span text:style-name="T56">its type</text:span><text:span text:style-name="T50"> and </text:span>convert <text:span text:style-name="T56">them</text:span> into integer for processing. <text:s/>Float data type is <text:span text:style-name="T49">not applicable in both POSIX Compliant Shell and PowerShell and shall rely on external dependencies to process them. </text:span>Example:</text:p>
      <text:p text:style-name="P33">#!/bin/dash</text:p>
      <text:p text:style-name="P33"/>
      <text:p text:style-name="P33">if <text:span text:style-name="T2">[</text:span> $1 <text:span text:style-name="T2">-</text:span><text:span text:style-name="T8">eq</text:span><text:span text:style-name="T35"> 25</text:span> <text:span text:style-name="T2">]</text:span>; then</text:p>
      <text:p text:style-name="P33"><text:s text:c="8"/>...</text:p>
      <text:p text:style-name="P33">fi</text:p>
      <text:p text:style-name="P48"/>
      <text:p text:style-name="P33"># PowerShell</text:p>
      <text:p text:style-name="P33">if <text:span text:style-name="T2">(</text:span>$args[1] <text:span text:style-name="T2">-eq</text:span> <text:span text:style-name="T8">25</text:span><text:span text:style-name="T2">)</text:span> {</text:p>
      <text:p text:style-name="P33"><text:s text:c="8"/>...</text:p>
      <text:p text:style-name="P33">}</text:p>
      <text:p text:style-name="P34"/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59" text:outline-level="5">POSIX Compliant Arithmetic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0">Both POSIX Compliant Shell and PowerShell can perform basic integer arithmetic calculations. For POSIX Compliance Shell, use the double parenthesis variable without needing to quote the output. Example:</text:p>
      <text:p text:style-name="Frame_20_contents">#!/bin/dash</text:p>
      <text:p text:style-name="Frame_20_contents">a=1</text:p>
      <text:p text:style-name="Frame_20_contents"><text:span text:style-name="T56">a</text:span>=<text:span text:style-name="T2">$((</text:span><text:span text:style-name="T37">$</text:span>a + 1<text:span text:style-name="T2">))</text:span> # <text:span text:style-name="T56">a</text:span> = 2</text:p>
      <text:p text:style-name="P50"/>
      <text:p text:style-name="Frame_20_contents"># PowerShell</text:p>
      <text:p text:style-name="Frame_20_contents">$a = 1</text:p>
      <text:p text:style-name="Frame_20_contents">$a += 1</text:p>
      <text:p text:style-name="P50"/>
      <text:p text:style-name="P50">Advanced mathematics like floating points (float), exponent, shasum, <text:span text:style-name="T57">logarithmic</text:span> and etc requires libraries developments. Otherwise, this simple arithmetic calculation function is sufficient to operate control logic mathematically (e.g. counter).</text:p>
      <text:p text:style-name="P50"/>
      <text:p text:style-name="P51">To test a variable is a number, in both shells, simply case check it <text:span text:style-name="T52">in POSIX Compliant Shell while use regex (</text:span><text:span text:style-name="T15">-match</text:span><text:span text:style-name="T52">) in PowerShell </text:span><text:span text:style-name="T53">with this pattern (</text:span><text:span text:style-name="T16">^(\+|\-)?\d*$</text:span><text:span text:style-name="T53">)</text:span>. Example:</text:p>
      <text:p text:style-name="Frame_20_contents">#!/bin/dash</text:p>
      <text:p text:style-name="Frame_20_contents"><text:span text:style-name="T2">case</text:span> “$1” <text:span text:style-name="T2">in</text:span></text:p>
      <text:p text:style-name="P11">‘’|*[!0-9]*)</text:p>
      <text:p text:style-name="Frame_20_contents"><text:s text:c="8"/><text:span text:style-name="T2"># FAILED – invalid or empty string</text:span></text:p>
      <text:p text:style-name="Frame_20_contents"><text:s text:c="8"/>return 1</text:p>
      <text:p text:style-name="Frame_20_contents"><text:s text:c="8"/><text:span text:style-name="T2">;;</text:span></text:p>
      <text:p text:style-name="P11">*)</text:p>
      <text:p text:style-name="P11"><text:s text:c="8"/># PASS – leave this comment here. Execute your code outside of this <text:span text:style-name="T51">switch facility instead</text:span>.</text:p>
      <text:p text:style-name="P11"><text:s text:c="8"/>;;</text:p>
      <text:p text:style-name="P11">esac</text:p>
      <text:p text:style-name="P51"/>
      <text:p text:style-name="P51">(continues to the next page)</text:p>
      <text:p text:style-name="P52">and in PowerShell:</text:p>
      <text:p text:style-name="Frame_20_contents"># PowerShell</text:p>
      <text:p text:style-name="Frame_20_contents"><text:span text:style-name="T2">if(-not (</text:span>$args[1]<text:span text:style-name="T2"> -match "^(\+|\-)?\d*$")) {</text:span></text:p>
      <text:p text:style-name="Frame_20_contents"><text:s text:c="8"/><text:span text:style-name="T2"># FAILED – invalid string</text:span></text:p>
      <text:p text:style-name="Frame_20_contents"><text:s text:c="8"/>return 1</text:p>
      <text:p text:style-name="P11">}</text:p>
      <text:p text:style-name="Frame_20_contents"/>
      <text:p text:style-name="P11"># PASS</text:p>
      <text:p text:style-name="Frame_20_contents">…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CJK SC Light1" svg:font-family="'Noto Sans CJK SC Light'" style:font-family-generic="swiss" style:font-pitch="variable"/>
    <style:font-face style:name="Noto Sans Light" svg:font-family="'Noto Sans Light'" style:font-family-generic="swiss" style:font-pitch="variable"/>
    <style:font-face style:name="Noto Sans Light1" svg:font-family="'Noto Sans Light'" style:font-adornments="Regular" style:font-family-generic="swiss" style:font-pitch="variable"/>
    <style:font-face style:name="Noto Sans Mono CJK SC" svg:font-family="'Noto Sans Mono CJK SC'" style:font-family-generic="modern" style:font-pitch="fixed"/>
    <style:font-face style:name="Noto Sans Thin" svg:font-family="'Noto Sans Thin'" style:font-adornments="Regular" style:font-family-generic="swiss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>
        <style:tab-stops/>
      </style:paragraph-properties>
      <style:text-properties fo:color="#1c1c1c" loext:opacity="100%" style:font-name="Noto Sans Light1" fo:font-family="'Noto Sans Light'" style:font-style-name="Regular" style:font-family-generic="swiss" style:font-pitch="variable" fo:font-size="11pt" fo:font-weight="250" style:font-size-asian="11pt" style:font-weight-asian="250"/>
    </style:style>
    <style:style style:name="Heading" style:family="paragraph" style:parent-style-name="Standard" style:next-style-name="Text_20_body" style:default-outline-level="" style:list-style-name="" style:class="text" style:master-page-name="">
      <style:paragraph-properties fo:margin-top="0.1201in" fo:margin-bottom="0.0799in" style:contextual-spacing="false" style:page-number="auto" fo:keep-with-next="always"/>
      <style:text-properties style:font-name="Noto Sans Light" fo:font-family="'Noto Sans Light'" style:font-family-generic="swiss" style:font-pitch="variable" fo:font-size="22pt" fo:font-style="normal" fo:font-weight="250" style:font-name-asian="Noto Sans CJK SC Light1" style:font-family-asian="'Noto Sans CJK SC Light'" style:font-family-generic-asian="swiss" style:font-pitch-asian="variable" style:font-size-asian="22pt" style:font-style-asian="normal" style:font-weight-asian="250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style:page-number="auto"/>
    </style:style>
    <style:style style:name="List" style:family="paragraph" style:parent-style-name="Text_20_body" style:class="list"/>
    <style:style style:name="Caption" style:family="paragraph" style:parent-style-name="Standard" style:class="extra" style:master-page-name="">
      <style:paragraph-properties fo:margin-top="0.0799in" fo:margin-bottom="0.0799in" style:contextual-spacing="false" style:page-number="auto" text:number-lines="false" text:line-number="0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Outline" style:class="text"/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  <style:text-properties style:font-name="Noto Sans Thin" fo:font-family="'Noto Sans Thin'" style:font-style-name="Regular" style:font-family-generic="swiss" style:font-pitch="variable" fo:font-weight="100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font-size="18pt" style:font-size-asian="18pt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0972in" fo:margin-bottom="0.0835in" style:contextual-spacing="false"/>
      <style:text-properties fo:font-size="16pt" style:font-size-asian="16pt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15pt" style:font-size-asian="15pt"/>
    </style:style>
    <style:style style:name="Appendix" style:family="paragraph" style:parent-style-name="Heading" style:next-style-name="Text_20_body" style:default-outline-level="1" style:list-style-name="Numbering_20_123" style:class="chapter"/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14pt" style:font-size-asian="14pt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0417in" fo:margin-bottom="0.0417in" style:contextual-spacing="false"/>
      <style:text-properties fo:font-size="14pt" style:font-size-asian="14pt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text-properties fo:font-size="14pt" style:font-size-asian="14pt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text-properties fo:font-size="14pt" style:font-size-asian="14pt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text-properties fo:font-size="14pt" style:font-size-asian="14pt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text-properties fo:font-size="14pt" style:font-size-asian="14pt"/>
    </style:style>
    <style:style style:name="Title" style:family="paragraph" style:parent-style-name="Heading" style:next-style-name="Text_20_body" style:default-outline-level="" style:list-style-name="" style:class="chapter">
      <style:text-properties fo:font-size="32pt" style:font-size-asian="32pt"/>
    </style:style>
    <style:style style:name="Subtitle" style:family="paragraph" style:parent-style-name="Heading" style:next-style-name="Text_20_body" style:default-outline-level="" style:list-style-name="" style:class="chapter">
      <style:paragraph-properties fo:margin-top="0.0201in" fo:margin-bottom="0.0799in" style:contextual-spacing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style:font-weight-complex="600"/>
    </style:style>
    <style:style style:name="Figure_20_Index_20_Heading" style:display-name="Figure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style:font-weight-complex="600"/>
    </style:style>
    <style:style style:name="Object_20_index_20_heading" style:display-name="Object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style:font-weight-complex="600"/>
    </style:style>
    <style:style style:name="Table_20_index_20_heading" style:display-name="Table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style:font-weight-complex="600"/>
    </style:style>
    <style:style style:name="User_20_Index_20_Heading" style:display-name="User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style:font-weight-complex="600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in" style:contextual-spacing="false" fo:padding="0in" fo:border-left="none" fo:border-right="none" fo:border-top="0.14pt solid #666666" fo:border-bottom="none" text:number-lines="false" text:line-number="0" style:join-border="false"/>
      <style:text-properties fo:font-size="2pt" style:font-size-asian="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Table" style:family="paragraph" style:parent-style-name="Caption" style:class="extra"/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/>
    </style:style>
    <style:style style:name="Header_20_and_20_Footer" style:display-name="Header and Footer" style:family="paragraph" style:parent-style-name="Standard" style:class="extra">
      <style:paragraph-properties fo:line-height="100%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/>
    </style:style>
    <style:style style:name="List_20_1" style:display-name="List 1" style:family="paragraph" style:parent-style-name="List" style:class="list">
      <style:paragraph-properties fo:margin-left="0.25in" fo:margin-top="0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top="0in" fo:margin-bottom="0.0835in" style:contextual-spacing="false" fo:text-indent="-0.25in" style:auto-text-indent="false"/>
    </style:style>
    <style:style style:name="Frame_20_contents" style:display-name="Frame contents" style:family="paragraph" style:parent-style-name="Standard" style:class="extra">
      <style:paragraph-properties fo:padding="0.1in" fo:border-left="none" fo:border-right="none" fo:border-top="0.06pt solid #666666" fo:border-bottom="0.06pt solid #666666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0pt" style:font-size-asian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0pt" style:font-size-asian="10pt"/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line-height="115%">
        <style:tab-stops>
          <style:tab-stop style:position="6.9252in" style:type="right" style:leader-style="dotted" style:leader-text="."/>
        </style:tab-stops>
      </style:paragraph-properties>
    </style:style>
    <style:style style:name="Biblography_20_Index" style:display-name="Biblography Index" style:family="paragraph" style:parent-style-name="Standard" style:next-style-name="Text_20_body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. " style:num-suffix=". " style:num-format="1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2" loext:num-list-format="%1%.%2%. " style:num-suffix=". " style:num-format="1" text:display-levels="2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3" loext:num-list-format="%1%.%2%.%3%. " style:num-suffix=". " style:num-format="1" text:display-levels="3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4" loext:num-list-format="%1%.%2%.%3%.%4%. " style:num-suffix=". " style:num-format="1" text:display-levels="4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5" loext:num-list-format="%1%.%2%.%3%.%4%.%5%. " style:num-suffix=". " style:num-format="1" text:display-levels="5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outline-level-style>
      <text:outline-level-style text:level="6" loext:num-list-format="%1%.%2%.%3%.%4%.%5%.%6%. " style:num-suffix=". " style:num-format="1" text:display-levels="6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outline-level-style>
      <text:outline-level-style text:level="7" loext:num-list-format="%1%.%2%.%3%.%4%.%5%.%6%.%7%. " style:num-suffix=". " style:num-format="1" text:display-levels="7">
        <style:list-level-properties text:list-level-position-and-space-mode="label-alignment">
          <style:list-level-label-alignment text:label-followed-by="listtab" text:list-tab-stop-position="1.75in" fo:text-indent="-1.75in" fo:margin-left="1.75in"/>
        </style:list-level-properties>
      </text:outline-level-style>
      <text:outline-level-style text:level="8" loext:num-list-format="%1%.%2%.%3%.%4%.%5%.%6%.%7%.%8%. " style:num-suffix=". " style:num-format="1" text:display-levels="8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  <text:outline-level-style text:level="9" loext:num-list-format="%1%.%2%.%3%.%4%.%5%.%6%.%7%.%8%.%9%. " style:num-suffix=". " style:num-format="1" text:display-levels="9">
        <style:list-level-properties text:list-level-position-and-space-mode="label-alignment">
          <style:list-level-label-alignment text:label-followed-by="listtab" text:list-tab-stop-position="2.25in" fo:text-indent="-2.25in" fo:margin-left="2.25in"/>
        </style:list-level-properties>
      </text:outline-level-style>
      <text:outline-level-style text:level="10" loext:num-list-format="%1%.%2%.%3%.%4%.%5%.%6%.%7%.%8%.%9%.%10%. " style:num-suffix=". " style:num-format="1" text:display-levels="10">
        <style:list-level-properties text:list-level-position-and-space-mode="label-alignment">
          <style:list-level-label-alignment text:label-followed-by="listtab" text:list-tab-stop-position="2.5in" fo:text-indent="-2.5in" fo:margin-left="2.5in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 %1%.  " style:num-prefix=" " style:num-suffix=".  " style:num-format="1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2" text:style-name="Numbering_20_Symbols" loext:num-list-format=" %1%.%2%.  " style:num-prefix=" " style:num-suffix=".  " style:num-format="1" text:display-levels="2">
        <style:list-level-properties text:list-level-position-and-space-mode="label-alignment">
          <style:list-level-label-alignment text:label-followed-by="listtab" text:list-tab-stop-position="0.8in" fo:text-indent="-0.7992in" fo:margin-left="0.7992in"/>
        </style:list-level-properties>
      </text:list-level-style-number>
      <text:list-level-style-number text:level="3" text:style-name="Numbering_20_Symbols" loext:num-list-format=" %1%.%2%.%3%.  " style:num-prefix=" " style:num-suffix=".  " style:num-format="1" text:display-levels="3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4" text:style-name="Numbering_20_Symbols" loext:num-list-format=" %1%.%2%.%3%.%4%.  " style:num-prefix=" " style:num-suffix=".  " style:num-format="1" text:display-levels="4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5" text:style-name="Numbering_20_Symbols" loext:num-list-format=" %1%.%2%.%3%.%4%.%5%.  " style:num-prefix=" " style:num-suffix=".  " style:num-format="1" text:display-levels="5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6" text:style-name="Numbering_20_Symbols" loext:num-list-format=" %1%.%2%.%3%.%4%.%5%.%6%.  " style:num-prefix=" " style:num-suffix=".  " style:num-format="1" text:display-levels="6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list-level-style-number>
      <text:list-level-style-number text:level="7" text:style-name="Numbering_20_Symbols" loext:num-list-format=" %1%.%2%.%3%.%4%.%5%.%6%.%7%.  " style:num-prefix=" " style:num-suffix=".  " style:num-format="1" text:display-levels="7">
        <style:list-level-properties text:list-level-position-and-space-mode="label-alignment">
          <style:list-level-label-alignment text:label-followed-by="listtab" text:list-tab-stop-position="1.75in" fo:text-indent="-1.75in" fo:margin-left="1.75in"/>
        </style:list-level-properties>
      </text:list-level-style-number>
      <text:list-level-style-number text:level="8" text:style-name="Numbering_20_Symbols" loext:num-list-format=" %1%.%2%.%3%.%4%.%5%.%6%.%7%.%8%.  " style:num-prefix=" " style:num-suffix=".  " style:num-format="1" text:display-levels="8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list-level-style-number>
      <text:list-level-style-number text:level="9" text:style-name="Numbering_20_Symbols" loext:num-list-format=" %1%.%2%.%3%.%4%.%5%.%6%.%7%.%8%.%9%.  " style:num-prefix=" " style:num-suffix=".  " style:num-format="1" text:display-levels="9">
        <style:list-level-properties text:list-level-position-and-space-mode="label-alignment">
          <style:list-level-label-alignment text:label-followed-by="listtab" text:list-tab-stop-position="2.25in" fo:text-indent="-2.25in" fo:margin-left="2.25in"/>
        </style:list-level-properties>
      </text:list-level-style-number>
      <text:list-level-style-number text:level="10" text:style-name="Numbering_20_Symbols" loext:num-list-format=" %1%.%2%.%3%.%4%.%5%.%6%.%7%.%8%.%9%.%10%.  " style:num-prefix=" " style:num-suffix=".  " style:num-format="1" text:display-levels="10">
        <style:list-level-properties text:list-level-position-and-space-mode="label-alignment">
          <style:list-level-label-alignment text:label-followed-by="listtab" text:list-tab-stop-position="2.5in" fo:text-indent="-2.5in" fo:margin-left="2.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stroke" fo:language="en" fo:country="MY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a9605" officeooo:paragraph-rsid="000a9605"/>
    </style:style>
    <style:style style:name="MP2" style:family="paragraph" style:parent-style-name="Footer">
      <style:text-properties officeooo:rsid="000dad51" officeooo:paragraph-rsid="000dad51"/>
    </style:style>
    <style:style style:name="MT1" style:family="text">
      <style:text-properties officeooo:rsid="000f7497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4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First_20_Page">
      <style:header>
        <text:p text:style-name="MP1"><text:tab/></text:p>
      </style:header>
      <style:footer>
        <text:p text:style-name="MP2"/>
      </style:footer>
    </style:master-page>
    <style:master-page style:name="First_20_Page" style:display-name="First Page" style:page-layout-name="Mpm2" draw:style-name="Mdp1" style:next-style-name="Right_20_Page"/>
    <style:master-page style:name="Index" style:page-layout-name="Mpm2" draw:style-name="Mdp1"/>
    <style:master-page style:name="Right_20_Page" style:display-name="Right Page" style:page-layout-name="Mpm3" draw:style-name="Mdp1" style:next-style-name="Left_20_Page">
      <style:footer>
        <text:p text:style-name="Footer_20_right">Page <text:page-number text:select-page="current">9</text:page-number><text:s/>of <text:page-count>13</text:page-count><text:s/><text:span text:style-name="MT1">| </text:span><text:title>Development - Logic</text:title></text:p>
      </style:footer>
    </style:master-page>
    <style:master-page style:name="Left_20_Page" style:display-name="Left Page" style:page-layout-name="Mpm4" draw:style-name="Mdp1" style:next-style-name="Right_20_Page">
      <style:footer>
        <text:p text:style-name="Footer"><text:title>Development - Logic</text:title><text:s/><text:span text:style-name="MT1">| </text:span>Page <text:page-number text:select-page="current">10</text:page-number><text:s/>of <text:page-count>1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8T15:37:27.395655812</meta:creation-date>
    <dc:title>Development - Logic</dc:title>
    <meta:generator>LibreOffice/24.2.5.2$Linux_X86_64 LibreOffice_project/bffef4ea93e59bebbeaf7f431bb02b1a39ee8a59</meta:generator>
    <meta:editing-duration>PT6H13M24S</meta:editing-duration>
    <meta:editing-cycles>84</meta:editing-cycles>
    <dc:contributor>(Holloway) Chew</dc:contributor>
    <dc:contributor>Kean Ho</dc:contributor>
    <dc:coverage>Development</dc:coverage>
    <dc:identifier>automataci-development</dc:identifier>
    <dc:subject>A fragment of AutomataCI engineering specification</dc:subject>
    <meta:initial-creator>Kean Ho Chew</meta:initial-creator>
    <dc:publisher>AutomataCI Team</dc:publisher>
    <dc:date>2024-07-31T08:05:10.281026188</dc:date>
    <dc:creator>Kean Ho Chew</dc:creator>
    <meta:keyword>Development</meta:keyword>
    <meta:document-statistic meta:table-count="0" meta:image-count="0" meta:object-count="0" meta:page-count="13" meta:paragraph-count="267" meta:word-count="1625" meta:character-count="9859" meta:non-whitespace-character-count="7706"/>
    <meta:template xlink:type="simple" xlink:actuate="onRequest" xlink:title="Noto Sans Light Default Template" xlink:href="../../../../../../../../templates/default.ott" meta:date="2024-03-25T07:09:47.213847945"/>
  </office:meta>
</office:document-meta>
</file>